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style:style>
    <style:style style:name="P3" style:family="paragraph" style:parent-style-name="Standard">
      <style:text-properties style:text-line-through-style="solid" style:text-underline-style="none"/>
    </style:style>
    <style:style style:name="P4" style:family="paragraph" style:parent-style-name="Standard">
      <style:text-properties style:text-line-through-style="none"/>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8"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9"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0"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fo:letter-spacing="normal"/>
    </style:style>
    <style:style style:name="P13" style:family="paragraph" style:parent-style-name="Text_20_body" style:list-style-name="L1">
      <style:paragraph-properties fo:margin-left="0cm" fo:margin-right="0cm" fo:margin-top="0cm" fo:margin-bottom="0cm" fo:text-indent="0cm" style:auto-text-indent="false" fo:padding="0cm" fo:border="none"/>
    </style:style>
    <style:style style:name="P14"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solid" style:font-name="Verdana" fo:font-size="10.5pt" fo:letter-spacing="normal" fo:font-style="normal" fo:font-weight="normal"/>
    </style:style>
    <style:style style:name="P15"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font-name="Verdana" fo:font-size="10.5pt" fo:letter-spacing="normal" fo:font-style="normal" fo:font-weight="normal"/>
    </style:style>
    <style:style style:name="P16" style:family="paragraph" style:parent-style-name="Text_20_body" style:list-style-name="L1">
      <style:paragraph-properties fo:margin-top="0cm" fo:margin-bottom="0cm" fo:padding="0cm" fo:border="none"/>
    </style:style>
    <style:style style:name="P17" style:family="paragraph" style:parent-style-name="Text_20_body" style:list-style-name="L1">
      <style:paragraph-properties fo:margin-top="0cm" fo:margin-bottom="0cm" fo:padding="0cm" fo:border="none"/>
      <style:text-properties fo:font-variant="normal" fo:text-transform="none" fo:color="#000000" style:text-line-through-style="solid" style:font-name="Verdana" fo:font-size="10.5pt" fo:letter-spacing="normal" fo:font-style="normal" fo:font-weight="normal"/>
    </style:style>
    <style:style style:name="P18" style:family="paragraph" style:parent-style-name="Text_20_body" style:list-style-name="L1">
      <style:paragraph-properties fo:margin-top="0cm" fo:margin-bottom="0cm" fo:padding="0cm" fo:border="none"/>
      <style:text-properties fo:font-variant="normal" fo:text-transform="none" fo:color="#000000" style:font-name="Verdana" fo:font-size="10.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font-name="Verdana" fo:font-size="10.5pt" fo:letter-spacing="normal" fo:font-style="normal" fo:font-weight="normal"/>
    </style:style>
    <style:style style:name="T5" style:family="text">
      <style:text-properties fo:font-variant="normal" fo:text-transform="none" fo:color="#000000" style:text-line-through-style="solid" style:font-name="Verdana" fo:font-size="10.5pt" fo:letter-spacing="normal" fo:font-style="normal" fo:font-weight="normal"/>
    </style:style>
    <style:style style:name="T6" style:family="text">
      <style:text-properties fo:font-variant="normal" fo:text-transform="none" fo:color="#000000" style:text-line-through-style="solid" style:font-name="Verdana" fo:font-size="10.5pt" fo:letter-spacing="normal" fo:font-style="italic" fo:font-weight="normal"/>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variant="normal" fo:text-transform="none" fo:color="#0033cc" style:text-line-through-style="solid" style:font-name="Verdana" fo:font-size="10.5pt" fo:letter-spacing="normal" fo:font-style="normal" style:text-underline-style="none" fo:font-weight="normal" style:text-blinking="false"/>
    </style:style>
    <style:style style:name="T9" style:family="text">
      <style:text-properties fo:font-variant="normal" fo:text-transform="none" fo:color="#222222" style:font-name="Verdana" fo:font-size="14.25pt" fo:letter-spacing="normal" fo:font-style="normal" fo:font-weight="bold"/>
    </style:style>
    <style:style style:name="T10" style:family="text">
      <style:text-properties fo:font-weight="bold"/>
    </style:style>
    <style:style style:name="T11" style:family="text">
      <style:text-properties style:text-line-through-style="solid"/>
    </style:style>
    <style:style style:name="T12" style:family="text">
      <style:text-properties style:font-name="monospace" fo:font-size="10.5pt"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false">
        <text:changed-region xml:id="ct85397488" text:id="ct85397488">
          <text:insertion>
            <office:change-info>
              <dc:creator>Gemma Wright</dc:creator>
              <dc:date>2014-01-26T10:56:07.24</dc:date>
            </office:change-info>
          </text:insertion>
        </text:changed-region>
        <text:changed-region xml:id="ct85397384" text:id="ct85397384">
          <text:deletion>
            <office:change-info>
              <dc:creator>Gemma Wright</dc:creator>
              <dc:date>2014-01-26T10:56:07.24</dc:date>
            </office:change-info>
            <text:p text:style-name="P1">backups folder</text:p>
          </text:deletion>
        </text:changed-region>
        <text:changed-region xml:id="ct85397280" text:id="ct85397280">
          <text:insertion>
            <office:change-info>
              <dc:creator>Gemma Wright</dc:creator>
              <dc:date>2014-01-26T10:56:07.24</dc:date>
            </office:change-info>
          </text:insertion>
        </text:changed-region>
        <text:changed-region xml:id="ct85397176" text:id="ct85397176">
          <text:insertion>
            <office:change-info>
              <dc:creator>Gemma Wright</dc:creator>
              <dc:date>2014-01-26T10:56:07.24</dc:date>
            </office:change-info>
          </text:insertion>
        </text:changed-region>
        <text:changed-region xml:id="ct219717184" text:id="ct219717184">
          <text:insertion>
            <office:change-info>
              <dc:creator>Gemma Wright</dc:creator>
              <dc:date>2014-01-26T10:56:07.24</dc:date>
            </office:change-info>
          </text:insertion>
        </text:changed-region>
        <text:changed-region xml:id="ct219717288" text:id="ct219717288">
          <text:insertion>
            <office:change-info>
              <dc:creator>Gemma Wright</dc:creator>
              <dc:date>2014-01-26T10:56:07.24</dc:date>
            </office:change-info>
          </text:insertion>
        </text:changed-region>
        <text:changed-region xml:id="ct219717392" text:id="ct219717392">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5"><text:change-start text:change-id="ct85397488"/><text:span text:style-name="T1">projectID520ac57ca4059</text:span> </text:p>
      <text:p text:style-name="Standard"><text:change-end text:change-id="ct85397488"/><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85397384"/></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11">3. Fix Block Markups and Proofer Notes</text:span> (15-60 min.)</text:p>
      <text:p text:style-name="Standard"/>
      <text:p text:style-name="Standard"><text:s/><text:span text:style-name="T11"><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11"><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3">5. Format Front Matter (15 min.)</text:p>
      <text:p text:style-name="P3"/>
      <text:p text:style-name="P3"><text:s text:c="4"/>Format the title page, preserving as much of the original material as possible. Protect in /X...X/ (no rewrap, no indent) or /F...F/ (the same, except that it will be centered in the html version).</text:p>
      <text:p text:style-name="P3"><text:s text:c="4"/>Edit the TOC. Find each matching chapter head; make sure heads are 1:1 with TOC. Protect TOC with /X...X/.</text:p>
      <text:p text:style-name="P3"><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3"/><text:span text:style-name="T11"><text:s/>Click Emdashes. This shows words with emdashes in them as well as similar words without emdashes (aka: suspects) marked with ****. Check suspects against the text and page images.</text:span> <text:soft-page-break/><text:span text:style-name="T11">Preserve author's intent even when inconsistent. Hint: Enable the Suspects flag and click Emdashes again to see only suspects words.</text:span></text:p>
      <text:p text:style-name="Standard"><text:s text:c="2"/><text:span text:style-name="T11"><text:s text:c="2"/>Click Hyphens. Same as Emdashes above but for Hyphens.</text:span></text:p>
      <text:p text:style-name="Standard"><text:s text:c="4"/><text:span text:style-name="T11">Click Alpha/num. Scan list for one/ell and oh/zero errors</text:span>.</text:p>
      <text:p text:style-name="Standard"><text:s text:c="4"/><text:span text:style-name="T11">Click ALL CAPS. Scan list looking for oddities.</text:span></text:p>
      <text:p text:style-name="Standard"><text:s text:c="3"/><text:span text:style-name="T11"><text:s/>Click MiXeD CasE. Scan list looking for letters such as o that sometimes OCR wrongly as uppercase. Oh/zero errors can show up here, too.</text:span></text:p>
      <text:p text:style-name="Standard"><text:s text:c="4"/><text:span text:style-name="T11">Click Check Accents. Scan list looking for mistakes, inconsistent usages.</text:span></text:p>
      <text:p text:style-name="Standard"><text:s/><text:span text:style-name="T11"><text:s text:c="3"/>Click Check , Upper. Scan list for comma-for-period errors.</text:span></text:p>
      <text:p text:style-name="Standard"><text:s/><text:span text:style-name="T11"><text:s text:c="3"/>Click Check . Lower. Scan list for period-for-comma errors.</text:span></text:p>
      <text:p text:style-name="Standard"><text:s text:c="3"/><text:span text:style-name="T11"><text:s/>Click Ital/Bold/SC. Scan list for incorrect or inconsistent use of italics, bold face, and small caps.</text:span></text:p>
      <text:p text:style-name="Standard"><text:s text:c="3"/><text:span text:style-name="T11"><text:s/>Click Ligatures. Scan list for incorrect or inconsistent use of ae and oe ligatures.</text:span> </text:p>
      <text:p text:style-name="Standard"/>
      <text:p text:style-name="Standard"/>
      <text:p text:style-name="Standard"/>
      <text:p text:style-name="Standard">9. Apply Scanno Checks (1-3 hr.)</text:p>
      <text:p text:style-name="Standard"/>
      <text:p text:style-name="Standard">See this topic for usage of the scanno checks.<text:change-start text:change-id="ct85397280"/> http://www.pgdp.net/wiki/PPTools/Guiguts/Searching#Using_Scanno_Searches<text:change-end text:change-id="ct85397280"/></text:p>
      <text:p text:style-name="Standard"/>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Standard"/>
      <text:p text:style-name="P1">10. Apply Gutcheck (10-45 min.)</text:p>
      <text:p text:style-name="P1"/>
      <text:p text:style-name="P1">Start the Gutcheck Process.</text:p>
      <text:p text:style-name="P1"/>
      <text:p text:style-name="P1"><text:s text:c="4"/>Work through the list, correcting as appropriate. </text:p>
      <text:p text:style-name="Standard"/>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Standard"/>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 1 footnote]</text:p>
      <text:p text:style-name="P1"/>
      <text:p text:style-name="P1">Read the discussion and follow the steps on this page.</text:p>
      <text:p text:style-name="P1"><text:soft-page-break/>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Standard"/>
      <text:h text:style-name="P9" text:outline-level="3"><text:change-start text:change-id="ct85397176"/>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P1"><text:change-end text:change-id="ct85397176"/>**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Standard"/>
      <text:p text:style-name="Standard"/>
      <text:p text:style-name="Standard">17. Convert &lt;tb&gt;, Italic, Bold, and Smallcap (10 min.)</text:p>
      <text:p text:style-name="Standard"/>
      <text:p text:style-name="P1">Sort out man, woman and sideways f</text:p>
      <text:p text:style-name="Standard"/>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oft-page-break/><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Standard"/>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Standard"><text:span text:style-name="T11"><text:s text:c="8"/>For complex tables, use </text:span><text:a xlink:type="simple" xlink:href="http://www.pgdp.net/wiki/PPTools/Guiguts/Tables"><text:span text:style-name="T11">Table Special Effects</text:span></text:a><text:span text:style-name="T11"> to reformat. </text:span></text:p>
      <text:p text:style-name="Standard"/>
      <text:p text:style-name="Standard">19. Rewrap and Clear Rewrap Markers (10-30 min.)</text:p>
      <text:p text:style-name="Standard"/>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Standard"/>
      <text:p text:style-name="Standard"><text:s text:c="4"/><text:span text:style-name="T11">Open Fixup&gt;Footnote Fixup; tidy up footnotes. See this discussion</text:spa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Standard"/>
      <text:p text:style-name="P1">20. Determine Character Coding (5-60 min.)</text:p>
      <text:p text:style-name="P1"/>
      <text:p text:style-name="P6"><text:change-start text:change-id="ct219717184"/><text:span text:style-name="T10">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soft-page-break/>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10">ask for advice</text:span> from your PP mentor, an experienced PPer/PPVer, or in the forums. If you say what "special" characters you have, then someone will be able to help you decide which text version(s) is most appropriate.</text:p>
      <text:p text:style-name="P6">End of <text:span text:style-name="T10">WARNING</text:span></text:p>
      <text:p text:style-name="P1"/>
      <text:p text:style-name="P1"/>
      <text:p text:style-name="P1"><text:change-end text:change-id="ct219717184"/>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change-start text:change-id="ct219717288"/><text:span text:style-name="T2"> </text:span><text:span text:style-name="T3">[**Probably no longer necessary, but maybe harmless]</text:span> <text:change-end text:change-id="ct219717288"/></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change-start text:change-id="ct219717392"/><text:span text:style-name="T3">Note that the above-mentioned PG documentation is old, and that PG now create "lower" versions, such as the ASCII version automatically from the Latin-1 version you upload.</text:span> <text:change-end text:change-id="ct219717392"/><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text:soft-page-break/>equivalents. Add a "Transcriber's Note" to document the substitutions. </text:p>
      <text:p text:style-name="P1"/>
      <text:p text:style-name="P1">Pure-ASCII etext bookname-asc and optional Latin-1 bookname-lt1 and bookname-utf8 are ready to upload!</text:p>
      <text:p text:style-name="Standard"/>
      <text:p text:style-name="Standard"/>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Standard"/>
      <text:p text:style-name="Standard"/>
      <text:p text:style-name="Standard"/>
      <text:p text:style-name="Standard">21. Prepare HTML Edition (4-? hr.)</text:p>
      <text:p text:style-name="P1"/>
      <text:p text:style-name="P1"><text:s text:c="4"/>Open bookname.html that was saved in step 16.</text:p>
      <text:p text:style-name="P1">Sort out man, woman and </text:p>
      <text:p text:style-name="P1"><text:s text:c="3"/><text:span text:style-name="T9">21. Prepare HTML Edition (4-? hr.)</text:span></text:p>
      <text:list xml:id="list8522165596505522085" text:style-name="L1">
        <text:list-item>
          <text:p text:style-name="P13"><text:span text:style-name="T5">Open </text:span><text:span text:style-name="T6">bookname</text:span><text:span text:style-name="Teletype"><text:span text:style-name="T5">.html</text:span></text:span><text:span text:style-name="T5"> that was saved in step 16.</text:span></text:p>
        </text:list-item>
        <text:list-item>
          <text:p text:style-name="P16"><text:span text:style-name="T5">If you will insert visible page numbers or anchors at page boundaries, then configure the</text:span><text:a xlink:type="simple" xlink:href="http://www.pgdp.net/wiki/PPTools/Guiguts/Page_Labels#Setting_Page_Labels"><text:span text:style-name="T8">page labels</text:span></text:a><text:span text:style-name="T5"> before proceeding</text:span></text:p>
        </text:list-item>
        <text:list-item>
          <text:p text:style-name="P16"><text:span text:style-name="T5">Check the footnotes and move them to the Landing Zones you have decided on, as described in the </text:span><text:a xlink:type="simple" xlink:href="http://www.pgdp.net/wiki/PPTools/Guiguts/Footnotes"><text:span text:style-name="T8">PPTools/Guiguts/Footnotes</text:span></text:a><text:span text:style-name="T5">.</text:span></text:p>
        </text:list-item>
        <text:list-item>
          <text:p text:style-name="P1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7">Don't remove the rewrap markers. These are needed for generation of proper HTML.</text:p>
        </text:list-item>
        <text:list-item>
          <text:p text:style-name="P16"><text:span text:style-name="T5">Open the </text:span><text:a xlink:type="simple" xlink:href="http://www.pgdp.net/wiki/PPTools/Guiguts/HTML"><text:span text:style-name="T8">HTML Palette</text:span></text:a><text:span text:style-name="T5"> and set optional switches as desired.</text:span></text:p>
        </text:list-item>
        <text:list-item>
          <text:p text:style-name="P16"><text:span text:style-name="T5">Apply </text:span><text:a xlink:type="simple" xlink:href="http://www.pgdp.net/wiki/PPTools/Guiguts/HTML#Autogenerating_HTML"><text:span text:style-name="T8">Automatic HTML conversion</text:span></text:a><text:span text:style-name="T5"> and wait while it completes.</text:span></text:p>
        </text:list-item>
        <text:list-item>
          <text:p text:style-name="P17">Save the file and open it in a browser.</text:p>
        </text:list-item>
        <text:list-item>
          <text:p text:style-name="P17">Scroll through looking for systematic errors. (Title pages, tables, etc. will look terrible; no matter). If automatic conversion messed up, delete the file and start this step over with the backup file.</text:p>
        </text:list-item>
        <text:list-item>
          <text:p text:style-name="P17">Page through the book looking for text that was not handled well by automatic HTML generation, in particular:</text:p>
          <text:list>
            <text:list-item>
              <text:p text:style-name="P14">Title pages.</text:p>
            </text:list-item>
            <text:list-item>
              <text:p text:style-name="P17">Tables.</text:p>
            </text:list-item>
            <text:list-item>
              <text:p text:style-name="P16"><text:span text:style-name="T5">Tables of Contents and Indexes, which are best formatted using unsigned lists, rather than the markup Guiguts generates for </text:span><text:span text:style-name="Teletype"><text:span text:style-name="T5">/$..$/</text:span></text:span><text:span text:style-name="T5">.</text:span></text:p>
            </text:list-item>
            <text:list-item>
              <text:p text:style-name="P17">End matter</text:p>
            </text:list-item>
            <text:list-item>
              <text:p text:style-name="P17"><text:soft-page-break/>reformat front matter to remove &lt;p&gt; for sentences</text:p>
            </text:list-item>
            <text:list-item>
              <text:p text:style-name="P18">Illustrations. (sideways f)</text:p>
            </text:list-item>
            <text:list-item>
              <text:p text:style-name="P18">illustration links to larger image</text:p>
            </text:list-item>
          </text:list>
        </text:list-item>
        <text:list-item>
          <text:p text:style-name="P16"><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8">Format CSS for headings etc.</text:p>
        </text:list-item>
        <text:list-item>
          <text:p text:style-name="P18">Open the file in one or more web browsers (Internet Explorer and at least one other such as Firefox or Netscape) using the "View in Browser" button. Page through the entire book.</text:p>
          <text:list>
            <text:list-item>
              <text:p text:style-name="P15">Where you see a problem, make a correction in Guiguts, save the file, and click the "reload" button in each browser.</text:p>
            </text:list-item>
          </text:list>
        </text:list-item>
        <text:list-item>
          <text:p text:style-name="P16"><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8">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6"><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8">Use the "Find orphaned markup" button on the HTML Palette to find any mismatched html markup in the file.</text:p>
          <text:list>
            <text:list-item>
              <text:p text:style-name="P15">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6"><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6"><text:span text:style-name="T4">Apply </text:span><text:a xlink:type="simple" xlink:href="http://www.pgdp.net/wiki/PPTools/Guiguts/HTML#Using_HTML_Tidy"><text:span text:style-name="T7">Tidy</text:span></text:a><text:span text:style-name="T4">.</text:span></text:p>
        </text:list-item>
        <text:list-item>
          <text:p text:style-name="P16"><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8">Use the Image Check button to check the correctness of links to images.</text:p>
        </text:list-item>
        <text:list-item>
          <text:p text:style-name="P18">Use the Check All button to run all of the above checks, especially if you make any further changes. Always run these checks one more time before submitting.</text:p>
        </text:list-item>
      </text:list>
      <text:p text:style-name="Standard"/>
      <text:h text:style-name="Heading_20_1" text:outline-level="1">Front cover</text:h>
      <text:p text:style-name="P7">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8">div.tnotes {background-color: #eeeeee; border: 1px solid black; padding: 1em;} </text:p>
      <text:p text:style-name="P11">.covernote {visibility: hidden; display: none;} </text:p>
      <text:p text:style-name="P11"><text:soft-page-break/>@media handheld {</text:p>
      <text:p text:style-name="P12"><text:s text:c="2"/><text:span text:style-name="T12">.covernote {visibility: visible; display: block;} </text:span></text:p>
      <text:p text:style-name="P10">} </text:p>
      <text:p text:style-name="P7">It may be that your main TN is at the end of the book, and the epub cover TN is the only one that is required at the front. In this case, you can use the covernote class on the whole div (immediately after &lt;body&gt;), as follows.</text:p>
      <text:p text:style-name="P8">&lt;div class="tnotes covernote"&gt; </text:p>
      <text:p text:style-name="P12"><text:s text:c="2"/><text:span text:style-name="T12">&lt;p&gt;The cover image was created by the transcriber and is placed in the public domain.&lt;/p&gt; </text:span></text:p>
      <text:p text:style-name="P10">&lt;/div&gt; </text:p>
      <text:p text:style-name="P7">However, if you have other notes that you want to appear at the front of the book, you will want the div to be displayed, but just the cover image paragraph hidden, something like this:</text:p>
      <text:p text:style-name="P8">&lt;div class="tnotes"&gt; </text:p>
      <text:p text:style-name="P12"><text:s text:c="2"/><text:span text:style-name="T12">&lt;p&gt;Transcriber's Notes&lt;/p&gt; </text:span></text:p>
      <text:p text:style-name="P12"><text:s text:c="2"/><text:span text:style-name="T12">&lt;p class="covernote"&gt;The cover image was created by the transcriber and is placed in the public domain.&lt;/p&gt; </text:span></text:p>
      <text:p text:style-name="P12"><text:s text:c="2"/><text:span text:style-name="T12">&lt;p&gt;Other information readers require before reading the book...&lt;/p&gt; </text:span></text:p>
      <text:p text:style-name="P10">&lt;/div&gt;</text:p>
      <text:p text:style-name="P7">To view in your browser what the TN will look like in the epub version, <text:span text:style-name="T10">temporarily</text:span> change "@media handheld" to "@media all" in the CSS above - don't forget to change it back!</text:p>
      <text:p text:style-name="Standard"/>
      <text:p text:style-name="P4">** Create transcriber's note</text:p>
      <text:p text:style-name="P4"/>
      <text:p text:style-name="P4">Format to look like original:</text:p>
      <text:p text:style-name="P4">** chapter headings.</text:p>
      <text:p text:style-name="P4">** <text:a xlink:type="simple" xlink:href="http://www.pgdp.net/wiki/Accessibility_Recipes/Dropcaps">Drop caps.</text:a></text:p>
      <text:p text:style-name="P4">** correspondence</text:p>
      <text:p text:style-name="P4">** Thought breaks to match image</text:p>
      <text:p text:style-name="P4">** footnotes</text:p>
      <text:p text:style-name="P4"><text:a xlink:type="simple" xlink:href="http://www.pgdp.net/wiki/Accessibility_Recipes/Footnotes">Make footnotes accessible</text:a></text:p>
      <text:p text:style-name="P4"><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oft-page-break/><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text:soft-page-break/>†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31T21:41:46.72</dc:date>
    <dc:creator>Gemma Wright</dc:creator>
    <meta:editing-duration>PT14H11M16S</meta:editing-duration>
    <meta:editing-cycles>37</meta:editing-cycles>
    <meta:generator>OpenOffice/4.0.1$Win32 OpenOffice.org_project/401m5$Build-9714</meta:generator>
    <meta:document-statistic meta:table-count="0" meta:image-count="0" meta:object-count="0" meta:page-count="12" meta:paragraph-count="291" meta:word-count="4563" meta:character-count="27991"/>
  </office:meta>
</office:document-meta>
</file>